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20-2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HAB'S CONQUEST (20:1-4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HAB'S CONQUEST (20:1-4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irst occasion (20:1-2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First occasion (20:1-21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Ahab's response (20:1-4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Ahab's response (20:1-4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Ben-hadad to Ahab (20:2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Ahab to Ben-hadad (20: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First occasion (20:1-21):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Ahab's response (20:1-4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Ahab's rebellion (20:5-12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Ahab's rebellion (20:5-12)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further demands (20:5-6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fury of Ahab (20:7-9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final words (20:10-12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First occasion (20:1-21):<text:s text:c="1"/></text:span><text:span text:style-name="a510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Ahab's response (20:1-4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Ahab's rebellion (20:5-12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Ahab's reassurance (20:13-14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Ahab's routing (20:15-2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AHAB'S CONQUEST (20:1-43):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First occasion (20:1-21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Second occasion (20:22-43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-title-Title-Slide" presentation:presentation-page-layout-name="Master1-PPL1" draw:id="Slide-264">
        <draw:frame draw:id="id99" presentation:style-name="a548" draw:name="Title 1" svg:x="1.38in" svg:y="0.83in" svg:width="10.3in" svg:height="4.42in" presentation:class="title" presentation:placeholder="false">
          <draw:text-box>
            <text:p text:style-name="a547" text:class-names="" text:cond-style-name=""><text:span text:style-name="a545" text:class-names=""><text:s text:c="1"/>Second occasion (20:22-43)<text:s text:c="1"/></text:span><text:span text:style-name="a546" text:class-names=""/></text:p>
          </draw:text-box>
          <svg:title/>
          <svg:desc/>
        </draw:frame>
        <draw:frame draw:id="id100" presentation:style-name="a553" draw:name="Subtitle 2" svg:x="1.38in" svg:y="5.25in" svg:width="10.3in" svg:height="1.85in" presentation:class="subtitle" presentation:placeholder="false">
          <draw:text-box>
            <text:p text:style-name="a550" text:class-names="" text:cond-style-name=""><text:span text:style-name="a549" text:class-names=""><text:s text:c="1"/>The counsel (20:22-28)<text:s text:c="1"/></text:span></text:p>
            <text:p text:style-name="a552" text:class-names="" text:cond-style-name=""><text:span text:style-name="a551" text:class-names=""/></text:p>
          </draw:text-box>
          <svg:title/>
          <svg:desc/>
        </draw:frame>
      </draw:page>
      <draw:page draw:name="Slide10" draw:style-name="a554" draw:master-page-name="Master1-Layout12-tx-Title-and-Text" presentation:presentation-page-layout-name="Master1-PPL12" draw:id="Slide-265">
        <draw:frame draw:id="id101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The counsel (20:22-28)<text:s text:c="1"/></text:span><text:span text:style-name="a556" text:class-names=""/></text:p>
          </draw:text-box>
          <svg:title/>
          <svg:desc/>
        </draw:frame>
        <draw:frame draw:id="id102" presentation:style-name="a571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The preparation (20:22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presumption (20:23-27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prophecy (20:28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1" draw:style-name="a572" draw:master-page-name="Master1-Layout12-tx-Title-and-Text" presentation:presentation-page-layout-name="Master1-PPL12" draw:id="Slide-266">
        <draw:frame draw:id="id103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Second occasion (20:22-43)<text:s text:c="1"/></text:span><text:span text:style-name="a574" text:class-names=""/></text:p>
          </draw:text-box>
          <svg:title/>
          <svg:desc/>
        </draw:frame>
        <draw:frame draw:id="id104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counsel (20:22-28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conflict (20:29-30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conclusion (20:31-43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2" draw:style-name="a590" draw:master-page-name="Master1-Layout12-tx-Title-and-Text" presentation:presentation-page-layout-name="Master1-PPL12" draw:id="Slide-267">
        <draw:frame draw:id="id105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conclusion (20:31-43):<text:s text:c="1"/></text:span><text:span text:style-name="a592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agreement (20:31-34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accusation (20:35-43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3" draw:style-name="a605" draw:master-page-name="Master1-Layout12-tx-Title-and-Text" presentation:presentation-page-layout-name="Master1-PPL12" draw:id="Slide-268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accusation (20:35-43)<text:s text:c="1"/></text:span><text:span text:style-name="a607" text:class-names=""/></text:p>
          </draw:text-box>
          <svg:title/>
          <svg:desc/>
        </draw:frame>
        <draw:frame draw:id="id108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The example (20:35-40):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The explanation (20:40-4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4" draw:style-name="a620" draw:master-page-name="Master1-Layout12-tx-Title-and-Text" presentation:presentation-page-layout-name="Master1-PPL12" draw:id="Slide-269">
        <draw:frame draw:id="id109" presentation:style-name="a624" draw:name="Title 1" svg:x="1.38in" svg:y="0.4in" svg:width="10.6in" svg:height="1.44965in" presentation:class="title" presentation:placeholder="false">
          <draw:text-box>
            <text:p text:style-name="a623" text:class-names="" text:cond-style-name=""><text:span text:style-name="a621" text:class-names=""><text:s text:c="1"/>The conclusion (20:31-43):<text:s text:c="1"/></text:span><text:span text:style-name="a622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<text:s text:c="1"/>The agreement (20:31-34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accusation (20:35-43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Second occasion (20:22-43)<text:s text:c="1"/></text:span><text:span text:style-name="a637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counsel (20:22-28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conflict (20:29-30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conclusion (20:31-43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6" draw:style-name="a653" draw:master-page-name="Master1-Layout12-tx-Title-and-Text" presentation:presentation-page-layout-name="Master1-PPL12" draw:id="Slide-271">
        <draw:frame draw:id="id113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AHAB'S CONQUEST (20:1-43):<text:s text:c="1"/></text:span><text:span text:style-name="a655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First occasion (20:1-21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Second occasion (20:22-43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1 Kings 20-21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AHAB'S CONQUEST (20:1-43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AHAB'S CONSPIRACY (21:1-16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8" draw:style-name="a683" draw:master-page-name="Master1-Layout12-tx-Title-and-Text" presentation:presentation-page-layout-name="Master1-PPL12" draw:id="Slide-273">
        <draw:frame draw:id="id117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AHAB'S CONSPIRACY (21:1-16)<text:s text:c="1"/></text:span><text:span text:style-name="a685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Ahab's request (21:1-2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Naboth's refusal (21:3-4):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Jezebel's reprisal (21:5-16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2-tx-Title-and-Text" presentation:presentation-page-layout-name="Master1-PPL12" draw:id="Slide-274">
        <draw:frame draw:id="id119" presentation:style-name="a705" draw:name="Title 1" svg:x="1.38in" svg:y="0.4in" svg:width="10.6in" svg:height="1.44965in" presentation:class="title" presentation:placeholder="false">
          <draw:text-box>
            <text:p text:style-name="a704" text:class-names="" text:cond-style-name=""><text:span text:style-name="a702" text:class-names=""><text:s text:c="1"/>Jezebel's reprisal (21:5-16)<text:s text:c="1"/></text:span><text:span text:style-name="a703" text:class-names=""/></text:p>
          </draw:text-box>
          <svg:title/>
          <svg:desc/>
        </draw:frame>
        <draw:frame draw:id="id120" presentation:style-name="a715" draw:name="Text Placeholder 2" svg:x="1.38in" svg:y="2in" svg:width="9.4in" svg:height="4.75868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<text:s text:c="1"/>Naboth is maligned (21:5-10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Naboth is murdered (21:11-16)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20" draw:style-name="a716" draw:master-page-name="Master1-Layout12-tx-Title-and-Text" presentation:presentation-page-layout-name="Master1-PPL12" draw:id="Slide-275">
        <draw:frame draw:id="id121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AHAB'S CONSPIRACY (21:1-16)<text:s text:c="1"/></text:span><text:span text:style-name="a718" text:class-names=""/></text:p>
          </draw:text-box>
          <svg:title/>
          <svg:desc/>
        </draw:frame>
        <draw:frame draw:id="id122" presentation:style-name="a733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Ahab's request (21:1-2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Naboth's refusal (21:3-4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Jezebel's reprisal (21:5-16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21" draw:style-name="a734" draw:master-page-name="Master1-Layout12-tx-Title-and-Text" presentation:presentation-page-layout-name="Master1-PPL12" draw:id="Slide-276">
        <draw:frame draw:id="id123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1 Kings 20-21</text:span><text:span text:style-name="a736" text:class-names=""/></text:p>
          </draw:text-box>
          <svg:title/>
          <svg:desc/>
        </draw:frame>
        <draw:frame draw:id="id124" presentation:style-name="a754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AHAB'S CONQUEST (20:1-43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AHAB'S CONSPIRACY (21:1-16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AHAB'S CONDEMNATION (21:17-24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AHAB'S CONTRITION (21:25-29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20-21</dc:title>
    <meta:initial-creator>David STRICKLAND</meta:initial-creator>
    <dc:creator>David STRICKLAND</dc:creator>
    <meta:creation-date>2020-02-22T19:23:47Z</meta:creation-date>
    <dc:date>2020-02-22T19:23:47Z</dc:date>
    <meta:template xlink:href="BibleStudy" xlink:type="simple"/>
    <meta:editing-cycles>1</meta:editing-cycles>
    <meta:editing-duration>PT0S</meta:editing-duration>
    <meta:document-statistic meta:paragraph-count="69" meta:word-count="401"/>
  </office:meta>
</office:document-meta>
</file>